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7bfb" officeooo:paragraph-rsid="001a7bf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7b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9th</text:span> of <text:span text:style-name="T4">March</text:span> 202<text:span text:style-name="T3">1</text:span> under the <text:span text:style-name="T4">45th</text:span> PA Meeting.</text:p>
      <text:p text:style-name="P1"/>
      <text:p text:style-name="P1">The Assembly, recognising the current situation,</text:p>
      <text:p text:style-name="P1"/>
      <text:p text:style-name="P4">Constitutes the need to:</text:p>
      <text:p text:style-name="P4">1. Recognise the birthday of Rosa Luxemburg (5th of March), reason to be declared later by @RedPanda_4</text:p>
      <text:p text:style-name="P4">2. Recognise the death of Joseph Stalin (9th of March, 1953)</text:p>
      <text:p text:style-name="P4">3. Recognise the death of Franklin Delano Roosevelt (FDR) (30th of April, 1945), this because FDR has a legacy of being a defining figure of American Liberalism with his economic plan of the New Deal and the WPA (Works Progress Administration). But also becoming a famous president of the United States during wartime of WW2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ChairmanSteven</text:p>
      <text:p text:style-name="P4">Comradedoggo_21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45-4: To honour certain people and their even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9T14:17:22.750072008</dc:date>
    <meta:editing-duration>PT4M45S</meta:editing-duration>
    <meta:editing-cycles>5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13" meta:word-count="125" meta:character-count="769" meta:non-whitespace-character-count="657"/>
  </office:meta>
</office:document-meta>
</file>